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3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2.0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3cm" fo:min-width="1.42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ffffff" fo:font-family="'Bitstream Vera Sans'" style:font-family-generic="swiss" style:font-pitch="variable" fo:font-size="8pt" style:font-size-asian="8pt" style:font-size-complex="8pt"/>
    </style:style>
    <style:style style:name="P6" style:family="paragraph">
      <style:text-properties fo:color="#ffffff" fo:font-family="'Bitstream Vera Sans'" style:font-family-generic="swiss" style:font-pitch="variable" fo:font-size="8pt" style:text-underline-style="none" style:font-size-asian="8pt" style:font-size-complex="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0000" fo:font-size="8pt" style:font-size-asian="8pt" style:font-size-complex="8pt"/>
    </style:style>
    <style:style style:name="P9" style:family="paragraph">
      <style:paragraph-properties fo:line-height="150%"/>
    </style:style>
    <style:style style:name="P10" style:family="paragraph">
      <style:paragraph-properties fo:line-height="150%"/>
      <style:text-properties fo:font-size="12pt" style:font-size-asian="12pt" style:font-size-complex="12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center"/>
      <style:text-properties fo:color="#ffffff" fo:font-size="12pt" style:font-size-asian="12pt" style:font-size-complex="12pt"/>
    </style:style>
    <style:style style:name="P13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color="#ffffff"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family="'Bitstream Vera Sans'" style:font-family-generic="swiss" style:font-pitch="variable" fo:font-size="8pt" style:font-size-asian="8pt" style:font-size-complex="8pt"/>
    </style:style>
    <style:style style:name="T5" style:family="text">
      <style:text-properties fo:color="#ffffff" fo:font-family="'Bitstream Vera Sans'" style:font-family-generic="swiss" style:font-pitch="variable" fo:font-size="8pt" style:text-underline-style="none" style:font-size-asian="8pt" style:font-size-complex="8pt"/>
    </style:style>
    <style:style style:name="T6" style:family="text">
      <style:text-properties fo:color="#ff0000" fo:font-family="'Bitstream Vera Sans'" style:font-family-generic="swiss" style:font-pitch="variable" fo:font-size="8pt" style:font-size-asian="8pt" style:font-size-complex="8pt"/>
    </style:style>
    <style:style style:name="T7" style:family="text">
      <style:text-properties fo:color="#ff0000" fo:font-size="8pt" style:font-size-asian="8pt" style:font-size-complex="8pt"/>
    </style:style>
    <style:style style:name="T8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5.3cm" svg:x="2.1cm" svg:y="2.28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18cm" svg:height="0.747cm" svg:x="1.982cm" svg:y="2.3cm">
          <draw:text-box>
            <text:p><text:span text:style-name="T1">Loading...</text:span></text:p>
          </draw:text-box>
        </draw:frame>
        <draw:frame draw:style-name="gr3" draw:text-style-name="P3" draw:layer="layout" svg:width="3.8cm" svg:height="0.569cm" svg:x="2.2cm" svg:y="7.72cm">
          <draw:text-box>
            <text:p><text:span text:style-name="T2">-waits until jquery done()</text:span></text:p>
          </draw:text-box>
        </draw:frame>
        <draw:custom-shape draw:style-name="gr1" draw:text-style-name="P1" draw:layer="layout" svg:width="4cm" svg:height="5.3cm" svg:x="6.6cm" svg:y="2.28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59cm" svg:height="0.569cm" svg:x="6.751cm" svg:y="7.72cm">
          <draw:text-box>
            <text:p><text:span text:style-name="T2">-fades in fades out</text:span></text:p>
          </draw:text-box>
        </draw:frame>
        <draw:custom-shape draw:style-name="gr5" draw:text-style-name="P4" draw:layer="layout" svg:width="2.25cm" svg:height="1.85cm" svg:x="7.55cm" svg:y="4.032cm">
          <text:p text:style-name="P1"><text:span text:style-name="T3">L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.3cm" svg:x="11.1cm" svg:y="2.28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509cm" svg:height="0.581cm" svg:x="11.991cm" svg:y="4.689cm">
          <draw:text-box>
            <text:p><text:span text:style-name="T4">NEW GAME</text:span></text:p>
          </draw:text-box>
        </draw:frame>
        <draw:frame draw:style-name="gr2" draw:text-style-name="P5" draw:layer="layout" svg:width="2.509cm" svg:height="0.581cm" svg:x="11.892cm" svg:y="5.29cm">
          <draw:text-box>
            <text:p><text:span text:style-name="T4">HIGHSCORES</text:span></text:p>
          </draw:text-box>
        </draw:frame>
        <draw:custom-shape draw:style-name="gr5" draw:text-style-name="P4" draw:layer="layout" svg:width="1.641cm" svg:height="1.35cm" svg:x="12.259cm" svg:y="2.582cm">
          <text:p text:style-name="P1"><text:span text:style-name="T3">Log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.3cm" svg:x="15.6cm" svg:y="2.28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509cm" svg:height="2.231cm" svg:x="16.291cm" svg:y="3.689cm">
          <draw:text-box>
            <text:p><text:span text:style-name="T4">1. KKK <text:s text:c="3"/>1232</text:span></text:p>
            <text:p><text:span text:style-name="T4">2. KKK <text:s text:c="3"/>1232</text:span></text:p>
            <text:p><text:span text:style-name="T4">3. KKK <text:s text:c="3"/>1232</text:span></text:p>
            <text:p><text:span text:style-name="T4">4. KKK <text:s text:c="3"/>1232</text:span></text:p>
            <text:p><text:span text:style-name="T4">5. KKK <text:s text:c="3"/>1232</text:span></text:p>
            <text:p><text:span text:style-name="T4"/></text:p>
          </draw:text-box>
        </draw:frame>
        <draw:frame draw:style-name="gr2" draw:text-style-name="P6" draw:layer="layout" svg:width="2.509cm" svg:height="0.581cm" svg:x="16.392cm" svg:y="2.59cm">
          <draw:text-box>
            <text:p><text:span text:style-name="T5">HIGHSCORES</text:span></text:p>
          </draw:text-box>
        </draw:frame>
        <draw:frame draw:style-name="gr2" draw:text-style-name="P6" draw:layer="layout" svg:width="2.509cm" svg:height="0.581cm" svg:x="16.893cm" svg:y="6.491cm">
          <draw:text-box>
            <text:p><text:span text:style-name="T5">BACK</text:span></text:p>
          </draw:text-box>
        </draw:frame>
        <draw:custom-shape draw:style-name="gr1" draw:text-style-name="P1" draw:layer="layout" svg:width="4cm" svg:height="5.3cm" svg:x="20.2cm" svg:y="2.2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cm" svg:height="0.2cm" svg:x="21.3cm" svg:y="6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0.7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1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5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9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3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7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1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5cm" svg:y="2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0.7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1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5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9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3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7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1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5cm" svg:y="3.0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0.7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1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5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1.9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3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2.7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1cm" svg:y="3.4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23.5cm" svg:y="3.4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0.3cm" svg:x="20.4cm" svg:y="4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509cm" svg:height="0.581cm" svg:x="21.791cm" svg:y="5.082cm">
          <draw:text-box>
            <text:p><text:span text:style-name="T5">3</text:span></text:p>
          </draw:text-box>
        </draw:frame>
        <draw:frame draw:style-name="gr4" draw:text-style-name="P3" draw:layer="layout" svg:width="3.859cm" svg:height="0.569cm" svg:x="20.5cm" svg:y="7.813cm">
          <draw:text-box>
            <text:p><text:span text:style-name="T2">-3,2,1 countdown</text:span></text:p>
          </draw:text-box>
        </draw:frame>
        <draw:custom-shape draw:style-name="gr1" draw:text-style-name="P1" draw:layer="layout" svg:width="4cm" svg:height="5.3cm" svg:x="2.1cm" svg:y="10.5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cm" svg:height="0.2cm" svg:x="3.2cm" svg:y="15.1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0.3cm" svg:x="2.3cm" svg:y="12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509cm" svg:height="0.581cm" svg:x="3.091cm" svg:y="12.582cm">
          <draw:text-box>
            <text:p><text:span text:style-name="T5">YOU WIN!</text:span></text:p>
          </draw:text-box>
        </draw:frame>
        <draw:frame draw:style-name="gr4" draw:text-style-name="P3" draw:layer="layout" svg:width="3.859cm" svg:height="0.887cm" svg:x="2.4cm" svg:y="16.113cm">
          <draw:text-box>
            <text:p><text:span text:style-name="T2">-the screen is one big button</text:span></text:p>
          </draw:text-box>
        </draw:frame>
        <draw:custom-shape draw:style-name="gr1" draw:text-style-name="P1" draw:layer="layout" svg:width="4cm" svg:height="5.3cm" svg:x="6.6cm" svg:y="10.58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509cm" svg:height="2.231cm" svg:x="7.291cm" svg:y="11.988cm">
          <draw:text-box>
            <text:p><text:span text:style-name="T4">1. KKK <text:s text:c="3"/>1232</text:span></text:p>
            <text:p><text:span text:style-name="T6">2. ??? <text:s text:c="4"/>1232</text:span></text:p>
            <text:p><text:span text:style-name="T4">3. KKK <text:s text:c="3"/>1232</text:span></text:p>
            <text:p><text:span text:style-name="T4">4. KKK <text:s text:c="3"/>1232</text:span></text:p>
            <text:p><text:span text:style-name="T4">5. KKK <text:s text:c="3"/>1232</text:span></text:p>
            <text:p><text:span text:style-name="T4"/></text:p>
          </draw:text-box>
        </draw:frame>
        <draw:frame draw:style-name="gr2" draw:text-style-name="P6" draw:layer="layout" svg:width="3.408cm" svg:height="0.581cm" svg:x="7.092cm" svg:y="10.889cm">
          <draw:text-box>
            <text:p><text:span text:style-name="T5">NEW HIGHSCORE!</text:span></text:p>
          </draw:text-box>
        </draw:frame>
        <draw:frame draw:style-name="gr2" draw:text-style-name="P6" draw:layer="layout" svg:width="2.509cm" svg:height="0.581cm" svg:x="9.493cm" svg:y="14.59cm">
          <draw:text-box>
            <text:p><text:span text:style-name="T5">OK</text:span></text:p>
          </draw:text-box>
        </draw:frame>
        <draw:custom-shape draw:style-name="gr8" draw:text-style-name="P8" draw:layer="layout" svg:width="2.3cm" svg:height="0.7cm" svg:x="7.1cm" svg:y="14.482cm">
          <text:p text:style-name="P7"><text:span text:style-name="T7">ABC <text:s text:c="16"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509cm" svg:height="0.581cm" svg:x="13.893cm" svg:y="14.59cm">
          <draw:text-box>
            <text:p><text:span text:style-name="T5">OK</text:span></text:p>
          </draw:text-box>
        </draw:frame>
        <draw:custom-shape draw:style-name="gr1" draw:text-style-name="P1" draw:layer="layout" svg:width="4cm" svg:height="5.3cm" svg:x="11.141cm" svg:y="10.5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1cm" svg:height="0.2cm" svg:x="12.241cm" svg:y="15.1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0.3cm" svg:x="14.341cm" svg:y="1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509cm" svg:height="0.581cm" svg:x="12.132cm" svg:y="12.564cm">
          <draw:text-box>
            <text:p><text:span text:style-name="T5">YOU LOST!</text:span></text:p>
          </draw:text-box>
        </draw:frame>
        <draw:frame draw:style-name="gr4" draw:text-style-name="P3" draw:layer="layout" svg:width="3.859cm" svg:height="0.887cm" svg:x="11.441cm" svg:y="16.095cm">
          <draw:text-box>
            <text:p><text:span text:style-name="T2">-the screen is one big button, takes you to menu</text:span></text:p>
          </draw:text-box>
        </draw:frame>
        <draw:custom-shape draw:style-name="gr6" draw:text-style-name="P1" draw:layer="layout" svg:width="0.3cm" svg:height="0.3cm" svg:x="11.5cm" svg:y="10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1.9cm" svg:y="10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2.3cm" svg:y="10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2.7cm" svg:y="10.8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1.5cm" svg:y="11.2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1.9cm" svg:y="11.2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cm" svg:height="0.3cm" svg:x="12.7cm" svg:y="11.282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868cm" svg:height="0.725cm" svg:x="2.9cm" svg:y="1.4cm">
          <draw:text-box>
            <text:p text:style-name="P9"><text:span text:style-name="T3">01 - Loading</text:span></text:p>
          </draw:text-box>
        </draw:frame>
        <draw:frame draw:style-name="gr9" draw:text-style-name="P10" draw:layer="layout" svg:width="2.301cm" svg:height="0.725cm" svg:x="7.399cm" svg:y="1.4cm">
          <draw:text-box>
            <text:p text:style-name="P9"><text:span text:style-name="T3">02 - Logo</text:span></text:p>
          </draw:text-box>
        </draw:frame>
        <draw:frame draw:style-name="gr9" draw:text-style-name="P10" draw:layer="layout" svg:width="2.415cm" svg:height="0.725cm" svg:x="11.9cm" svg:y="1.401cm">
          <draw:text-box>
            <text:p text:style-name="P9"><text:span text:style-name="T3">03 - Menu</text:span></text:p>
          </draw:text-box>
        </draw:frame>
        <draw:frame draw:style-name="gr9" draw:text-style-name="P10" draw:layer="layout" svg:width="3.474cm" svg:height="0.725cm" svg:x="15.701cm" svg:y="1.402cm">
          <draw:text-box>
            <text:p text:style-name="P9"><text:span text:style-name="T3">04 - Highscores</text:span></text:p>
          </draw:text-box>
        </draw:frame>
        <draw:frame draw:style-name="gr9" draw:text-style-name="P10" draw:layer="layout" svg:width="2.509cm" svg:height="0.725cm" svg:x="20.902cm" svg:y="1.403cm">
          <draw:text-box>
            <text:p text:style-name="P9"><text:span text:style-name="T3">05 - Game</text:span></text:p>
          </draw:text-box>
        </draw:frame>
        <draw:frame draw:style-name="gr9" draw:text-style-name="P10" draw:layer="layout" svg:width="2.081cm" svg:height="0.725cm" svg:x="2.9cm" svg:y="9.5cm">
          <draw:text-box>
            <text:p text:style-name="P9"><text:span text:style-name="T3">06 - Win</text:span></text:p>
          </draw:text-box>
        </draw:frame>
        <draw:frame draw:style-name="gr9" draw:text-style-name="P10" draw:layer="layout" svg:width="3.288cm" svg:height="0.725cm" svg:x="7.001cm" svg:y="9.501cm">
          <draw:text-box>
            <text:p text:style-name="P9"><text:span text:style-name="T3">07 – New High</text:span></text:p>
          </draw:text-box>
        </draw:frame>
        <draw:frame draw:style-name="gr9" draw:text-style-name="P10" draw:layer="layout" svg:width="2.276cm" svg:height="0.725cm" svg:x="12.002cm" svg:y="9.502cm">
          <draw:text-box>
            <text:p text:style-name="P9"><text:span text:style-name="T3">08 - Lose</text:span></text:p>
          </draw:text-box>
        </draw:frame>
      </draw:page>
      <draw:page draw:name="page2" draw:style-name="dp1" draw:master-page-name="Default">
        <draw:custom-shape draw:style-name="gr10" draw:text-style-name="P12" xml:id="id1" draw:id="id1" draw:layer="layout" svg:width="1.8cm" svg:height="0.9cm" svg:x="6.4cm" svg:y="1.9cm">
          <text:p text:style-name="P11"><text:span text:style-name="T8">0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1.8cm" svg:height="0.9cm" svg:x="6.4cm" svg:y="4.9cm">
          <text:p text:style-name="P11"><text:span text:style-name="T8">0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1.8cm" svg:height="0.9cm" svg:x="11.6cm" svg:y="8.2cm">
          <text:p text:style-name="P11"><text:span text:style-name="T8">0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1.8cm" svg:height="0.9cm" svg:x="6.4cm" svg:y="8.1cm">
          <text:p text:style-name="P11"><text:span text:style-name="T8">0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5" draw:id="id5" draw:layer="layout" svg:width="1.8cm" svg:height="0.9cm" svg:x="6.4cm" svg:y="11.7cm">
          <text:p text:style-name="P11"><text:span text:style-name="T8">05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6" draw:id="id6" draw:layer="layout" svg:width="1.8cm" svg:height="0.9cm" svg:x="4cm" svg:y="14.3cm">
          <text:p text:style-name="P11"><text:span text:style-name="T8">08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1.8cm" svg:height="0.9cm" svg:x="9.8cm" svg:y="14.3cm">
          <text:p text:style-name="P11"><text:span text:style-name="T8">06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8" draw:id="id8" draw:layer="layout" svg:width="1.8cm" svg:height="0.9cm" svg:x="9.8cm" svg:y="17.8cm">
          <text:p text:style-name="P11"><text:span text:style-name="T8">07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svg:x1="7.3cm" svg:y1="2.8cm" svg:x2="7.3cm" svg:y2="4.9cm" draw:start-shape="id1" draw:start-glue-point="2" draw:end-shape="id2" svg:d="m7300 2800v2100" svg:viewBox="0 0 1 2101">
          <text:p text:style-name="P11"><text:span text:style-name="T3">Automatic</text:span></text:p>
        </draw:connector>
        <draw:connector draw:style-name="gr11" draw:text-style-name="P13" draw:layer="layout" svg:x1="7.3cm" svg:y1="5.8cm" svg:x2="7.3cm" svg:y2="8.1cm" draw:start-shape="id2" draw:start-glue-point="2" draw:end-shape="id3" svg:d="m7300 5800v2300" svg:viewBox="0 0 1 2301">
          <text:p text:style-name="P11"><text:span text:style-name="T3">Automatic,</text:span></text:p>
          <text:p text:style-name="P11"><text:span text:style-name="T3">Or click</text:span></text:p>
        </draw:connector>
        <draw:connector draw:style-name="gr11" draw:text-style-name="P13" draw:layer="layout" svg:x1="8.2cm" svg:y1="8.55cm" svg:x2="12.5cm" svg:y2="9.1cm" draw:start-shape="id3" draw:start-glue-point="1" draw:end-shape="id4" draw:end-glue-point="2" svg:d="m8200 8550h1700v1050h2600v-500" svg:viewBox="0 0 4301 1051">
          <text:p text:style-name="P11"><text:span text:style-name="T3"/></text:p>
          <text:p text:style-name="P11"><text:span text:style-name="T3"/></text:p>
          <text:p text:style-name="P11"><text:span text:style-name="T3">Click highscores</text:span></text:p>
        </draw:connector>
        <draw:connector draw:style-name="gr11" draw:text-style-name="P13" draw:layer="layout" svg:x1="12.5cm" svg:y1="8.2cm" svg:x2="8.2cm" svg:y2="8.55cm" draw:start-shape="id4" draw:start-glue-point="0" draw:end-shape="id3" draw:end-glue-point="1" svg:d="m12500 8200v-500h-2600v850h-1700" svg:viewBox="0 0 4301 851">
          <text:p text:style-name="P11"><text:span text:style-name="T3">Click back</text:span></text:p>
          <text:p text:style-name="P11"><text:span text:style-name="T3"/></text:p>
          <text:p text:style-name="P11"><text:span text:style-name="T3"/></text:p>
        </draw:connector>
        <draw:connector draw:style-name="gr11" draw:text-style-name="P13" draw:layer="layout" svg:x1="7.3cm" svg:y1="9cm" svg:x2="7.3cm" svg:y2="11.7cm" draw:start-shape="id3" draw:start-glue-point="2" draw:end-shape="id5" draw:end-glue-point="0" svg:d="m7300 9000v2700" svg:viewBox="0 0 1 2701">
          <text:p text:style-name="P11"><text:span text:style-name="T3"/></text:p>
          <text:p text:style-name="P11"><text:span text:style-name="T3">Click new game</text:span></text:p>
        </draw:connector>
        <draw:connector draw:style-name="gr11" draw:text-style-name="P13" draw:layer="layout" svg:x1="7.3cm" svg:y1="12.6cm" svg:x2="4.9cm" svg:y2="14.3cm" draw:start-shape="id5" draw:start-glue-point="2" draw:end-shape="id6" draw:end-glue-point="0" svg:d="m7300 12600v850h-2400v850" svg:viewBox="0 0 2401 1701">
          <text:p text:style-name="P11"><text:span text:style-name="T3">Lose game</text:span></text:p>
          <text:p text:style-name="P11"><text:span text:style-name="T3"/></text:p>
        </draw:connector>
        <draw:connector draw:style-name="gr11" draw:text-style-name="P13" draw:layer="layout" svg:x1="7.3cm" svg:y1="12.6cm" svg:x2="10.7cm" svg:y2="14.3cm" draw:start-shape="id5" draw:start-glue-point="2" draw:end-shape="id7" svg:d="m7300 12600v850h3400v850" svg:viewBox="0 0 3401 1701">
          <text:p text:style-name="P11"><text:span text:style-name="T3">Win game</text:span></text:p>
          <text:p text:style-name="P11"><text:span text:style-name="T3"/></text:p>
        </draw:connector>
        <draw:connector draw:style-name="gr11" draw:text-style-name="P13" draw:layer="layout" svg:x1="10.7cm" svg:y1="15.2cm" svg:x2="10.7cm" svg:y2="17.8cm" draw:start-shape="id7" draw:start-glue-point="2" draw:end-shape="id8" svg:d="m10700 15200v2600" svg:viewBox="0 0 1 2601">
          <text:p text:style-name="P11"><text:span text:style-name="T3">New highscore</text:span></text:p>
        </draw:connector>
        <draw:connector draw:style-name="gr11" draw:text-style-name="P13" draw:layer="layout" svg:x1="4.9cm" svg:y1="15.2cm" svg:x2="6.4cm" svg:y2="8.55cm" draw:start-shape="id6" draw:start-glue-point="2" draw:end-shape="id3" draw:end-glue-point="3" svg:d="m4900 15200v500h-1400v-7150h2900" svg:viewBox="0 0 2901 7151">
          <text:p text:style-name="P11"><text:span text:style-name="T3">Click screen <text:s text:c="22"/></text:span></text:p>
        </draw:connector>
        <draw:connector draw:style-name="gr11" draw:text-style-name="P13" draw:layer="layout" svg:x1="10.7cm" svg:y1="15.2cm" svg:x2="4.907cm" svg:y2="15.704cm" draw:start-shape="id7" draw:start-glue-point="2" svg:d="m10700 15200v502h-5793v2" svg:viewBox="0 0 5794 505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Click screen <text:s text:c="3"/></text:span></text:p>
          <text:p text:style-name="P11"><text:span text:style-name="T3">(Win with no highscore) <text:s text:c="19"/></text:span></text:p>
        </draw:connector>
        <draw:connector draw:style-name="gr11" draw:text-style-name="P13" draw:layer="layout" svg:x1="10.7cm" svg:y1="18.7cm" svg:x2="12.5cm" svg:y2="9.1cm" draw:start-shape="id8" draw:start-glue-point="2" draw:end-shape="id4" svg:d="m10700 18700v500h1800v-10100" svg:viewBox="0 0 1801 10101">
          <text:p text:style-name="P11"><text:span text:style-name="T3"><text:s text:c="33"/></text:span><text:span text:style-name="T3">Click O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tof </meta:initial-creator>
    <meta:creation-date>2013-12-05T18:46:56</meta:creation-date>
    <dc:date>2013-12-07T12:33:35</dc:date>
    <dc:creator>kristof </dc:creator>
    <meta:editing-duration>PT33M37S</meta:editing-duration>
    <meta:editing-cycles>14</meta:editing-cycles>
    <meta:generator>LibreOffice/4.0.2.2$Linux_x86 LibreOffice_project/400m0$Build-2</meta:generator>
    <meta:document-statistic meta:object-count="93"/>
  </office:meta>
</office:document-meta>
</file>